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014b98" officeooo:paragraph-rsid="00014b98"/>
    </style:style>
    <style:style style:name="P2" style:family="paragraph" style:parent-style-name="Text_20_body">
      <style:paragraph-properties fo:margin-left="0cm" fo:text-align="justify" style:justify-single-word="false" fo:text-indent="0cm" style:auto-text-indent="false"/>
      <style:text-properties officeooo:paragraph-rsid="0009695f"/>
    </style:style>
    <style:style style:name="P3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paragraph-rsid="0009695f"/>
    </style:style>
    <style:style style:name="P4" style:family="paragraph" style:parent-style-name="Text_20_body">
      <style:paragraph-properties fo:margin-left="0cm" fo:text-align="justify" style:justify-single-word="false" fo:text-indent="0cm" style:auto-text-indent="false"/>
      <style:text-properties style:font-name="Liberation Serif" officeooo:rsid="0009695f" officeooo:paragraph-rsid="0009695f"/>
    </style:style>
    <style:style style:name="P5" style:family="paragraph" style:parent-style-name="Text_20_body">
      <style:text-properties style:font-name="Liberation Serif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034c76" style:font-weight-asian="normal" style:font-weight-complex="normal"/>
    </style:style>
    <style:style style:name="T5" style:family="text">
      <style:text-properties fo:font-weight="normal" officeooo:rsid="000684da" style:font-weight-asian="normal" style:font-weight-complex="normal"/>
    </style:style>
    <style:style style:name="T6" style:family="text">
      <style:text-properties fo:font-weight="normal" officeooo:rsid="000aa1e6" style:font-weight-asian="normal" style:font-weight-complex="normal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009695f"/>
    </style:style>
    <style:style style:name="T9" style:family="text">
      <style:text-properties officeooo:rsid="0009695f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09695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Question </text:span><text:span text:style-name="T4">0</text:span><text:span text:style-name="T6">5</text:span><text:span text:style-name="T3"><text:line-break/><text:line-break/></text:span><text:span text:style-name="T1">Create a new table that associates user to existing dept(s)</text:span><text:span text:style-name="T2"><text:line-break/></text:span></text:p>
      <text:p text:style-name="P2"><text:span text:style-name="T8"><text:line-break/></text:span><text:span text:style-name="T8">To accommodate the new </text:span><text:span text:style-name="Source_20_Text"><text:span text:style-name="T8">user_dept</text:span></text:span><text:span text:style-name="T8"> table, we had to make a few key changes to existing tables. First, we ensured that </text:span><text:span text:style-name="Source_20_Text"><text:span text:style-name="T8">dept_id</text:span></text:span><text:span text:style-name="T8"> remained in the </text:span><text:span text:style-name="Source_20_Text"><text:span text:style-name="T8">item</text:span></text:span><text:span text:style-name="T8"> table, as it now serves as the reference for departments instead of having a separate </text:span><text:span text:style-name="Source_20_Text"><text:span text:style-name="T8">dept</text:span></text:span><text:span text:style-name="T8"> table. This allows us to maintain the department relationship without adding an extra table.</text:span></text:p>
      <text:p text:style-name="Text_20_body"><text:span text:style-name="T7">Next, in </text:span><text:span text:style-name="Source_20_Text"><text:span text:style-name="T7">item_loc_soh</text:span></text:span><text:span text:style-name="T7">, we kept </text:span><text:span text:style-name="Source_20_Text"><text:span text:style-name="T7">dept_id</text:span></text:span><text:span text:style-name="T7"> as well, ensuring that stock-on-hand records can still be associated with a department. To maintain referential integrity, we added a foreign key constraint linking </text:span><text:span text:style-name="Source_20_Text"><text:span text:style-name="T7">dept_id</text:span></text:span><text:span text:style-name="T7"> in </text:span><text:span text:style-name="Source_20_Text"><text:span text:style-name="T7">item_loc_soh</text:span></text:span><text:span text:style-name="T7"> to </text:span><text:span text:style-name="Source_20_Text"><text:span text:style-name="T7">dept_id</text:span></text:span><text:span text:style-name="T7"> in </text:span><text:span text:style-name="Source_20_Text"><text:span text:style-name="T7">item</text:span></text:span><text:span text:style-name="T7">.</text:span></text:p>
      <text:p text:style-name="Text_20_body"><text:span text:style-name="T7">Finally, we introduced the </text:span><text:span text:style-name="Source_20_Text"><text:span text:style-name="T7">user_dept</text:span></text:span><text:span text:style-name="T7"> table to directly associate users with departments. This table includes </text:span><text:span text:style-name="Source_20_Text"><text:span text:style-name="T7">user_id</text:span></text:span><text:span text:style-name="T7"> and </text:span><text:span text:style-name="Source_20_Text"><text:span text:style-name="T7">dept_id</text:span></text:span><text:span text:style-name="T7"> as a composite primary key, ensuring that a user can be linked to multiple departments. To enforce consistency, we added a foreign key constraint referencing </text:span><text:span text:style-name="Source_20_Text"><text:span text:style-name="T7">dept_id</text:span></text:span><text:span text:style-name="T7"> in the </text:span><text:span text:style-name="Source_20_Text"><text:span text:style-name="T7">item</text:span></text:span><text:span text:style-name="T7"> table.</text:span></text:p>
      <text:p text:style-name="P5">These adjustments ensure that department relationships remain intact while keeping the schema streamlined and avoiding unnecessary complexity.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7T12:17:59.322000000</meta:creation-date>
    <dc:date>2025-02-07T13:42:47.026000000</dc:date>
    <meta:editing-duration>PT22M11S</meta:editing-duration>
    <meta:editing-cycles>12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5" meta:word-count="170" meta:character-count="1104" meta:non-whitespace-character-count="936"/>
  </office:meta>
</office:document-meta>
</file>